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10</text:p>
          <text:p text:style-name="P44">2.3 – holdable_key_*<text:tab/>11</text:p>
          <text:p text:style-name="P44">2.4 – info_backpack<text:tab/>11</text:p>
          <text:p text:style-name="P44">2.5 – info_camera<text:tab/>12</text:p>
          <text:p text:style-name="P44">2.6 – info_waypoint<text:tab/>12</text:p>
          <text:p text:style-name="P44">2.7 – item_armor_vest<text:tab/>13</text:p>
          <text:p text:style-name="P44">2.8 – shooter_bfg<text:tab/>13</text:p>
          <text:p text:style-name="P44">2.9 – target_botremove<text:tab/>14</text:p>
          <text:p text:style-name="P44">2.10 – target_botspawn<text:tab/>14</text:p>
          <text:p text:style-name="P44">2.11 - target_cutscene<text:tab/>15</text:p>
          <text:p text:style-name="P44">2.12 – target_debrisemitter<text:tab/>16</text:p>
          <text:p text:style-name="P44">2.13 – target_earthquake<text:tab/>16</text:p>
          <text:p text:style-name="P44">2.14 – target_effect<text:tab/>17</text:p>
          <text:p text:style-name="P44">2.15 – target_finish<text:tab/>18</text:p>
          <text:p text:style-name="P44">2.16 – target_gravity<text:tab/>18</text:p>
          <text:p text:style-name="P44">2.17 – target_logic<text:tab/>18</text:p>
          <text:p text:style-name="P44">2.18 – target_mapchange<text:tab/>19</text:p>
          <text:p text:style-name="P44">2.19 – target_modify<text:tab/>19</text:p>
          <text:p text:style-name="P44">2.20 – target_music<text:tab/>19</text:p>
          <text:p text:style-name="P44">2.21 – target_objective<text:tab/>19</text:p>
          <text:p text:style-name="P44">2.22 – target_playerspeed<text:tab/>20</text:p>
          <text:p text:style-name="P44">2.23 – target_playerstats<text:tab/>20</text:p>
          <text:p text:style-name="P44">2.24 – target_script<text:tab/>20</text:p>
          <text:p text:style-name="P44">2.25 – target_skill<text:tab/>20</text:p>
          <text:p text:style-name="P44">2.26 – target_unlink<text:tab/>21</text:p>
          <text:p text:style-name="P44">2.27 – target_variable<text:tab/>21</text:p>
          <text:p text:style-name="P44">2.28 – trigger_death<text:tab/>21</text:p>
          <text:p text:style-name="P44">2.29 – trigger_frag<text:tab/>22</text:p>
          <text:p text:style-name="P44">2.30 – trigger_lock<text:tab/>22</text:p>
          <text:p text:style-name="P43">3 – Modified entities<text:tab/>23</text:p>
          <text:p text:style-name="P44">3.1 – worldspawn<text:tab/>23</text:p>
          <text:p text:style-name="P44">3.2 – func_bobbing<text:tab/>24</text:p>
          <text:p text:style-name="P44">3.3 – func_button<text:tab/>24</text:p>
          <text:p text:style-name="P44">3.4 – func_door<text:tab/>24</text:p>
          <text:p text:style-name="P44">3.5 – func_rotating<text:tab/>24</text:p>
          <text:p text:style-name="P44">3.6 – func_static<text:tab/>24</text:p>
          <text:p text:style-name="P44">3.7 – func_timer<text:tab/>24</text:p>
          <text:p text:style-name="P44">3.8 – func_train<text:tab/>25</text:p>
          <text:p text:style-name="P44">3.9 – holdable_teleporter<text:tab/>25</text:p>
          <text:p text:style-name="P44">3.10 – path_corner<text:tab/>25</text:p>
          <text:p text:style-name="P44">3.11 – shooter_*<text:tab/>25</text:p>
          <text:p text:style-name="P44">3.12 – target_delay<text:tab/>25</text:p>
          <text:p text:style-name="P44">3.13 – target_print<text:tab/>25</text:p>
          <text:p text:style-name="P44">3.14 – target_relay<text:tab/>26</text:p>
          <text:p text:style-name="P44">3.15 – target_remove_powerups<text:tab/>26</text:p>
          <text:p text:style-name="P44"><text:soft-page-break/>3.16 – target_speaker<text:tab/>26</text:p>
          <text:p text:style-name="P44">3.17 – trigger_hurt<text:tab/>26</text:p>
          <text:p text:style-name="P44">3.18 – Item pickup entities<text:tab/>26</text:p>
          <text:p text:style-name="P44">3.19 – Spawnpoints <text:tab/>26</text:p>
          <text:p text:style-name="P44">3.20 – targeting entities<text:tab/>27</text:p>
          <text:p text:style-name="P44">3.21 – Constant light on func_* entities<text:tab/>27</text:p>
          <text:p text:style-name="P43">4 – Miscellaneous info for level designers<text:tab/>29</text:p>
          <text:p text:style-name="P44">4.1 – Configuring GtkRadiant<text:tab/>29</text:p>
          <text:p text:style-name="P44">4.2 – Creating ladders<text:tab/>30</text:p>
          <text:p text:style-name="P44">4.3 – Fade-in<text:tab/>30</text:p>
          <text:p text:style-name="P44">4.4 – The effect of sv_maxclients<text:tab/>30</text:p>
          <text:p text:style-name="P44">4.5 – Creating an .arena file for your map<text:tab/>30</text:p>
          <text:p text:style-name="P44">4.6 – Using scripts with target_script<text:tab/>31</text:p>
          <text:p text:style-name="P43">5 – New cvars and console commands<text:tab/>32</text:p>
        </text:index-body>
      </text:table-of-content>
      <text:p text:style-name="Standard"/>
      <text:h text:style-name="P37"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39"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621757"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627085"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7"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621115"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28621588"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618330"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28615882"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39"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598432"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598236"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28636604" text:continue-list="list28621588"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596579"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28612820"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598623"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39"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611157"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28609662" text:continue-list="list28636604" text:style-name="L4">
        <text:list-item>
          <text:p text:style-name="P49">SUSPENDED : item will spawn where it was placed in map and won't drop to the floor.</text:p>
        </text:list-item>
      </text:list>
      <text:h text:style-name="P39"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623394"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28607331"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623779"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28595470"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9"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626878"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28615310"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8619376"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28620550" text:style-name="L20">
        <text:list-item>
          <text:p text:style-name="P63">HALT_AI : Freezes all enemies in place while the cutscene is running.</text:p>
        </text:list-item>
      </text:list>
      <text:p text:style-name="P27"/>
      <text:h text:style-name="P39"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599554"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28597893"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607369"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625929"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28624736"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615811"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604048"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28606267" text:style-name="L28">
        <text:list-item>
          <text:p text:style-name="P67">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616211" text:continue-list="list28625929"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8616384"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3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625073"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611361"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604215"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610167" text:continue-list="list28611361" text:style-name="L24">
        <text:list-item>
          <text:p text:style-name="P68">targetname : activating trigger points to this.</text:p>
        </text:list-item>
        <text:list-item>
          <text:p text:style-name="P68">message : the objective text.</text:p>
        </text:list-item>
      </text:list>
      <text:p text:style-name="P13"><text:soft-page-break/></text:p>
      <text:p text:style-name="P13">Spawnflags:</text:p>
      <text:list xml:id="list28609082"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611733"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601855"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28602223"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633041" text:continue-list="list28611733"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612007"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39" text:outline-level="2"><text:soft-page-break/>2.26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603382" text:style-name="L32">
        <text:list-item>
          <text:p text:style-name="P69">targetname : activating trigger points to this.</text:p>
        </text:list-item>
        <text:list-item>
          <text:p text:style-name="P69">target : this points to entities to link/unlink when this entity is triggered.</text:p>
        </text:list-item>
      </text:list>
      <text:p text:style-name="P27"/>
      <text:p text:style-name="P27">Spawnflags:</text:p>
      <text:list xml:id="list28597585"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7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8624931"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28618743"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9" text:outline-level="2">2.28 – trigger_death</text:h>
      <text:p text:style-name="P10">The trigger_death entity can be used to trigger other entities when a number of deaths have occurred. These deaths can be the player or bots dying. The entity is configurable with a number of <text:soft-page-break/>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629560" text:continue-list="list28612007"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28611645" text:continue-numbering="true" text:style-name="L24">
        <text:list-item>
          <text:p text:style-name="P74">TRIGGER_ONCE : The trigger will only fire once.</text:p>
        </text:list-item>
      </text:list>
      <text:p text:style-name="P14"/>
      <text:h text:style-name="P4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8621120"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28627572"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617177"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text:soft-page-break/>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28624800"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text:soft-page-break/>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ext:soft-page-break/>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text:soft-page-break/>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1"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text:soft-page-break/>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5-11T08:48:42.01</dc:date>
    <meta:editing-duration>PT22H46M21S</meta:editing-duration>
    <meta:editing-cycles>326</meta:editing-cycles>
    <meta:generator>LibreOffice/3.3$Win32 LibreOffice_project/330m19$Build-202</meta:generator>
    <meta:document-statistic meta:table-count="0" meta:image-count="14" meta:object-count="0" meta:page-count="34" meta:paragraph-count="659" meta:word-count="14384" meta:character-count="82880"/>
  </office:meta>
</office:document-meta>
</file>